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State.getOverlayed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.isSta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temState.setModCount( short mod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.tou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.notifyStateDiscar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mState.ItemState( int initialStatus , boolean isTransi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temState.hasOverlayed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.connect( ItemState overlayed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State.setContainer( ItemStateListener contai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mState.p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mState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.notifyStateCrea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mState.setStatus( int newStatu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temState.notifyStateDestroy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mState.p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mState.getMo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.disconn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mState.isTrans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.notifyStateUpda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mState.isConn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.reconn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mState.onDisp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mState.discar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mState.ItemState( ItemState overlayedState , int initialStatus , boolean isTransi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